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313">
            <text:p>31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74">
            <text:p>2074</text:p>
          </table:table-cell>
          <table:table-cell table:style-name="ce22" office:value-type="float" office:value="317">
            <text:p>31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315">
            <text:p>15315</text:p>
          </table:table-cell>
          <table:table-cell table:style-name="ce22" office:value-type="float" office:value="2138">
            <text:p>213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57">
            <text:p>1257</text:p>
          </table:table-cell>
          <table:table-cell table:style-name="ce22" office:value-type="float" office:value="508">
            <text:p>50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403">
            <text:p>8403</text:p>
          </table:table-cell>
          <table:table-cell table:style-name="ce22" office:value-type="float" office:value="2244">
            <text:p>22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16">
            <text:p>1516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85">
            <text:p>1285</text:p>
          </table:table-cell>
          <table:table-cell table:style-name="ce22" office:value-type="float" office:value="537">
            <text:p>53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933">
            <text:p>14933</text:p>
          </table:table-cell>
          <table:table-cell table:style-name="ce22" office:value-type="float" office:value="1113">
            <text:p>11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39">
            <text:p>1839</text:p>
          </table:table-cell>
          <table:table-cell table:style-name="ce22" office:value-type="float" office:value="367">
            <text:p>36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2065">
            <text:p>52065</text:p>
          </table:table-cell>
          <table:table-cell table:style-name="ce22" office:value-type="float" office:value="8118">
            <text:p>81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16">
            <text:p>20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009">
            <text:p>200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166">
            <text:p>3166</text:p>
          </table:table-cell>
          <table:table-cell table:style-name="ce22" office:value-type="float" office:value="822">
            <text:p>82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72">
            <text:p>8672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566">
            <text:p>15566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271">
            <text:p>4271</text:p>
          </table:table-cell>
          <table:table-cell table:style-name="ce22" office:value-type="float" office:value="653">
            <text:p>65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23">
            <text:p>182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238">
            <text:p>5238</text:p>
          </table:table-cell>
          <table:table-cell table:style-name="ce22" office:value-type="float" office:value="632">
            <text:p>63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149">
            <text:p>46149</text:p>
          </table:table-cell>
          <table:table-cell table:style-name="ce22" office:value-type="float" office:value="3723">
            <text:p>37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6169">
            <text:p>86169</text:p>
          </table:table-cell>
          <table:table-cell table:style-name="ce22" office:value-type="float" office:value="9819">
            <text:p>98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8234">
            <text:p>138234</text:p>
          </table:table-cell>
          <table:table-cell table:style-name="ce22" office:value-type="float" office:value="17937">
            <text:p>179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